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D0000019A98C94FEF6D09209A.png" manifest:media-type="image/png"/>
  <manifest:file-entry manifest:full-path="Pictures/100000010000034E000001A0CA502A9F1CDC1EFC.png" manifest:media-type="image/png"/>
  <manifest:file-entry manifest:full-path="Pictures/1000000100000326000001A0BD37DA2181839A0E.png" manifest:media-type="image/png"/>
  <manifest:file-entry manifest:full-path="Pictures/1000000100000304000001AAADF35F54A13097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itle">
      <style:text-properties officeooo:rsid="001b348c" officeooo:paragraph-rsid="001b348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draw:frame draw:style-name="fr2" draw:name="Image3" text:anchor-type="char" svg:y="3.473cm" svg:width="17cm" svg:height="8.407cm" draw:z-index="2"><draw:image xlink:href="Pictures/100000010000033D0000019A98C94FEF6D09209A.png" xlink:type="simple" xlink:show="embed" xlink:actuate="onLoad" draw:mime-type="image/png"/></draw:frame><draw:frame draw:style-name="fr3" draw:name="Image1" text:anchor-type="char" svg:x="-0.148cm" svg:y="14.517cm" svg:width="17cm" svg:height="8.359cm" draw:z-index="0"><draw:image xlink:href="Pictures/100000010000034E000001A0CA502A9F1CDC1EFC.png" xlink:type="simple" xlink:show="embed" xlink:actuate="onLoad" draw:mime-type="image/png"/></draw:frame>Validation des pages sur W3C</text:p>
      <text:p text:style-name="P1"><draw:frame draw:style-name="fr1" draw:name="Image2" text:anchor-type="char" svg:y="1.588cm" svg:width="17cm" svg:height="8.774cm" draw:z-index="1"><draw:image xlink:href="Pictures/1000000100000326000001A0BD37DA2181839A0E.png" xlink:type="simple" xlink:show="embed" xlink:actuate="onLoad" draw:mime-type="image/png"/></draw:frame><draw:frame draw:style-name="fr1" draw:name="Image4" text:anchor-type="char" svg:y="11.684cm" svg:width="17cm" svg:height="9.379cm" draw:z-index="3"><draw:image xlink:href="Pictures/1000000100000304000001AAADF35F54A13097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0:39:16.512000000</meta:creation-date>
    <dc:date>2021-10-22T10:45:09.995000000</dc:date>
    <meta:editing-duration>PT5M55S</meta:editing-duration>
    <meta:editing-cycles>1</meta:editing-cycles>
    <meta:document-statistic meta:table-count="0" meta:image-count="4" meta:object-count="0" meta:page-count="2" meta:paragraph-count="1" meta:word-count="5" meta:character-count="28" meta:non-whitespace-character-count="24"/>
    <meta:generator>LibreOffice/7.2.2.2$Windows_X86_64 LibreOffice_project/02b2acce88a210515b4a5bb2e46cbfb63fe97d56</meta:generator>
  </office:meta>
</office:document-meta>
</file>